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Heap.BinaryHeap( int capacity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compare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Heap.BinaryHeap( int capacity , boolean isMinHe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Heap.pee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Heap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remov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inaryHeap.percolateUpMaxHeap(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aryHeap.percolateUpMaxHeap( final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percolateDownMinHeap(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naryHeap.insert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aryHeap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naryHeap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Heap.percolateUpMinHeap(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aryHeap.BinaryHeap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percolateDownMaxHeap(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naryHeap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BinaryHe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p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naryHe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percolateUpMinHeap( final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BinaryHeap( boolean isMinHeap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BinaryHeap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iterato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BinaryHeap.BinaryHeap( boolean isMinHe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Heap.BinaryHeap( int capacity , boolean isMinHeap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Heap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aryHeap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